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de" svg:font-family="Code"/>
    <style:font-face style:name="Lohit Devanagari1" svg:font-family="'Lohit Devanagari'"/>
    <style:font-face style:name="Norasi" svg:font-family="Nora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358a" officeooo:paragraph-rsid="0004358a"/>
    </style:style>
    <style:style style:name="P2" style:family="paragraph" style:parent-style-name="Standard">
      <style:text-properties officeooo:rsid="0004c967" officeooo:paragraph-rsid="0004c967"/>
    </style:style>
    <style:style style:name="P3" style:family="paragraph" style:parent-style-name="Standard">
      <style:text-properties officeooo:rsid="00063c1a" officeooo:paragraph-rsid="00063c1a"/>
    </style:style>
    <style:style style:name="P4" style:family="paragraph" style:parent-style-name="Standard">
      <style:text-properties officeooo:rsid="000722eb" officeooo:paragraph-rsid="000722eb"/>
    </style:style>
    <style:style style:name="P5" style:family="paragraph" style:parent-style-name="Standard">
      <style:text-properties officeooo:rsid="000a1a34" officeooo:paragraph-rsid="000a1a34"/>
    </style:style>
    <style:style style:name="P6" style:family="paragraph" style:parent-style-name="Standard">
      <style:text-properties officeooo:rsid="000ac4a6" officeooo:paragraph-rsid="000ac4a6"/>
    </style:style>
    <style:style style:name="P7" style:family="paragraph" style:parent-style-name="Standard">
      <style:text-properties officeooo:rsid="000c2c71" officeooo:paragraph-rsid="000c2c71"/>
    </style:style>
    <style:style style:name="P8" style:family="paragraph" style:parent-style-name="Standard">
      <style:text-properties officeooo:rsid="000dc467" officeooo:paragraph-rsid="000dc467"/>
    </style:style>
    <style:style style:name="P9" style:family="paragraph" style:parent-style-name="Standard">
      <style:text-properties officeooo:rsid="001044a6" officeooo:paragraph-rsid="001044a6"/>
    </style:style>
    <style:style style:name="P10" style:family="paragraph" style:parent-style-name="Standard">
      <style:text-properties officeooo:rsid="0013ab50" officeooo:paragraph-rsid="001044a6"/>
    </style:style>
    <style:style style:name="P11" style:family="paragraph" style:parent-style-name="Standard">
      <style:text-properties officeooo:rsid="001852ed" officeooo:paragraph-rsid="001852ed"/>
    </style:style>
    <style:style style:name="P12" style:family="paragraph" style:parent-style-name="Standard">
      <style:text-properties officeooo:rsid="0019a683" officeooo:paragraph-rsid="0019a683"/>
    </style:style>
    <style:style style:name="P13" style:family="paragraph" style:parent-style-name="Standard">
      <style:text-properties officeooo:rsid="001b0b24" officeooo:paragraph-rsid="001b0b24"/>
    </style:style>
    <style:style style:name="P14" style:family="paragraph" style:parent-style-name="Standard">
      <style:text-properties officeooo:rsid="001d20da" officeooo:paragraph-rsid="001d20da"/>
    </style:style>
    <style:style style:name="P15" style:family="paragraph" style:parent-style-name="Standard">
      <style:text-properties fo:font-weight="bold" officeooo:rsid="000a1a34" officeooo:paragraph-rsid="000a1a34" style:font-weight-asian="bold" style:font-weight-complex="bold"/>
    </style:style>
    <style:style style:name="P16" style:family="paragraph" style:parent-style-name="Standard">
      <style:text-properties fo:font-weight="bold" officeooo:rsid="000c2c71" officeooo:paragraph-rsid="000c2c71" style:font-weight-asian="bold" style:font-weight-complex="bold"/>
    </style:style>
    <style:style style:name="P17" style:family="paragraph" style:parent-style-name="Standard">
      <style:text-properties fo:font-weight="bold" officeooo:rsid="001852ed" officeooo:paragraph-rsid="001852ed" style:font-weight-asian="bold" style:font-weight-complex="bold"/>
    </style:style>
    <style:style style:name="P18" style:family="paragraph" style:parent-style-name="Standard">
      <style:text-properties fo:font-weight="bold" officeooo:rsid="0029e4bd" officeooo:paragraph-rsid="0029e4bd" style:font-weight-asian="bold" style:font-weight-complex="bold"/>
    </style:style>
    <style:style style:name="P19" style:family="paragraph" style:parent-style-name="Standard">
      <style:text-properties fo:font-style="italic" officeooo:rsid="00063c1a" officeooo:paragraph-rsid="00063c1a" style:font-style-asian="italic" style:font-style-complex="italic"/>
    </style:style>
    <style:style style:name="P20" style:family="paragraph" style:parent-style-name="Standard">
      <style:text-properties fo:font-style="normal" officeooo:paragraph-rsid="00063c1a" style:font-style-asian="normal" style:font-style-complex="normal"/>
    </style:style>
    <style:style style:name="P21" style:family="paragraph" style:parent-style-name="Standard">
      <style:text-properties fo:font-style="normal" fo:font-weight="bold" officeooo:rsid="0006d79e" officeooo:paragraph-rsid="0006d79e" style:font-style-asian="normal" style:font-weight-asian="bold" style:font-style-complex="normal" style:font-weight-complex="bold"/>
    </style:style>
    <style:style style:name="P22" style:family="paragraph" style:parent-style-name="Standard">
      <style:text-properties officeooo:rsid="001db715" officeooo:paragraph-rsid="001db715"/>
    </style:style>
    <style:style style:name="P23" style:family="paragraph" style:parent-style-name="Standard">
      <style:text-properties officeooo:rsid="0029e4bd" officeooo:paragraph-rsid="0029e4bd"/>
    </style:style>
    <style:style style:name="P24" style:family="paragraph" style:parent-style-name="Standard">
      <style:text-properties officeooo:rsid="002af3b4" officeooo:paragraph-rsid="002af3b4"/>
    </style:style>
    <style:style style:name="P25" style:family="paragraph" style:parent-style-name="Standard">
      <style:text-properties officeooo:rsid="0032fd76" officeooo:paragraph-rsid="0032fd76"/>
    </style:style>
    <style:style style:name="P26" style:family="paragraph" style:parent-style-name="Standard">
      <style:text-properties officeooo:rsid="0035dcde" officeooo:paragraph-rsid="0035dcde"/>
    </style:style>
    <style:style style:name="P27" style:family="paragraph" style:parent-style-name="Standard">
      <style:text-properties officeooo:rsid="003fcd25" officeooo:paragraph-rsid="003fcd25"/>
    </style:style>
    <style:style style:name="P28" style:family="paragraph" style:parent-style-name="Standard">
      <style:text-properties officeooo:rsid="00458cfb" officeooo:paragraph-rsid="00458cfb"/>
    </style:style>
    <style:style style:name="P29" style:family="paragraph" style:parent-style-name="Table_20_Contents">
      <style:text-properties officeooo:rsid="0019a683" officeooo:paragraph-rsid="0019a683"/>
    </style:style>
    <style:style style:name="P30" style:family="paragraph" style:parent-style-name="Table_20_Contents">
      <style:text-properties officeooo:rsid="001acc3a" officeooo:paragraph-rsid="001acc3a"/>
    </style:style>
    <style:style style:name="P31" style:family="paragraph" style:parent-style-name="Standard" style:list-style-name="L1">
      <style:text-properties officeooo:rsid="0035dcde" officeooo:paragraph-rsid="0035dcde"/>
    </style:style>
    <style:style style:name="P32" style:family="paragraph" style:parent-style-name="Standard" style:list-style-name="L1">
      <style:text-properties officeooo:rsid="003717b1" officeooo:paragraph-rsid="003717b1"/>
    </style:style>
    <style:style style:name="P33" style:family="paragraph" style:parent-style-name="Standard" style:list-style-name="L2">
      <style:text-properties officeooo:rsid="0040fe19" officeooo:paragraph-rsid="0040fe19"/>
    </style:style>
    <style:style style:name="P34" style:family="paragraph" style:parent-style-name="Standard" style:list-style-name="L2">
      <style:text-properties officeooo:rsid="004439f7" officeooo:paragraph-rsid="004439f7"/>
    </style:style>
    <style:style style:name="P35" style:family="paragraph" style:parent-style-name="Standard">
      <style:text-properties officeooo:rsid="00458cfb" officeooo:paragraph-rsid="00458cfb"/>
    </style:style>
    <style:style style:name="P36" style:family="paragraph" style:parent-style-name="Standard">
      <style:text-properties officeooo:rsid="004f692f" officeooo:paragraph-rsid="004f692f"/>
    </style:style>
    <style:style style:name="P37" style:family="paragraph" style:parent-style-name="Standard">
      <style:text-properties officeooo:rsid="0050b5a6" officeooo:paragraph-rsid="0050b5a6"/>
    </style:style>
    <style:style style:name="P38" style:family="paragraph" style:parent-style-name="Standard">
      <style:text-properties officeooo:rsid="0052b4ad" officeooo:paragraph-rsid="0052b4ad"/>
    </style:style>
    <style:style style:name="P39" style:family="paragraph" style:parent-style-name="Standard">
      <style:text-properties officeooo:rsid="0052b4ad" officeooo:paragraph-rsid="007b0609"/>
    </style:style>
    <style:style style:name="P40" style:family="paragraph" style:parent-style-name="Standard">
      <style:text-properties officeooo:rsid="0052b4ad" officeooo:paragraph-rsid="0081df9a"/>
    </style:style>
    <style:style style:name="P41" style:family="paragraph" style:parent-style-name="Standard">
      <style:text-properties fo:font-weight="bold" officeooo:rsid="0052b4ad" officeooo:paragraph-rsid="0052b4ad" style:font-weight-asian="bold" style:font-weight-complex="bold"/>
    </style:style>
    <style:style style:name="P42" style:family="paragraph" style:parent-style-name="Standard">
      <style:text-properties officeooo:rsid="00542d07" officeooo:paragraph-rsid="00542d07"/>
    </style:style>
    <style:style style:name="P43" style:family="paragraph" style:parent-style-name="Standard">
      <style:text-properties officeooo:rsid="0055bce5" officeooo:paragraph-rsid="0055bce5"/>
    </style:style>
    <style:style style:name="P44" style:family="paragraph" style:parent-style-name="Standard">
      <style:text-properties officeooo:rsid="00597cc1" officeooo:paragraph-rsid="00597cc1"/>
    </style:style>
    <style:style style:name="P45" style:family="paragraph" style:parent-style-name="Standard">
      <style:text-properties officeooo:rsid="006119f0" officeooo:paragraph-rsid="006119f0"/>
    </style:style>
    <style:style style:name="P46" style:family="paragraph" style:parent-style-name="Standard">
      <style:text-properties officeooo:rsid="007637cf" officeooo:paragraph-rsid="007637cf"/>
    </style:style>
    <style:style style:name="P47" style:family="paragraph" style:parent-style-name="Standard">
      <style:text-properties officeooo:rsid="00787167" officeooo:paragraph-rsid="00787167"/>
    </style:style>
    <style:style style:name="P48" style:family="paragraph" style:parent-style-name="Standard">
      <style:text-properties officeooo:rsid="0079ada5" officeooo:paragraph-rsid="0079ada5"/>
    </style:style>
    <style:style style:name="P49" style:family="paragraph" style:parent-style-name="Standard">
      <style:text-properties officeooo:rsid="0079cbca" officeooo:paragraph-rsid="0079cbca"/>
    </style:style>
    <style:style style:name="P50" style:family="paragraph" style:parent-style-name="Standard">
      <style:text-properties officeooo:rsid="007b0609" officeooo:paragraph-rsid="007b0609"/>
    </style:style>
    <style:style style:name="P51" style:family="paragraph" style:parent-style-name="Table_20_Contents">
      <style:text-properties officeooo:rsid="0056df82" officeooo:paragraph-rsid="0056df82"/>
    </style:style>
    <style:style style:name="P52" style:family="paragraph" style:parent-style-name="Table_20_Contents">
      <style:text-properties officeooo:rsid="0056e958" officeooo:paragraph-rsid="0056e958"/>
    </style:style>
    <style:style style:name="P53" style:family="paragraph" style:parent-style-name="Table_20_Contents">
      <style:text-properties officeooo:rsid="0058518e" officeooo:paragraph-rsid="0058518e"/>
    </style:style>
    <style:style style:name="P54" style:family="paragraph" style:parent-style-name="Table_20_Contents">
      <style:text-properties officeooo:rsid="0058b364" officeooo:paragraph-rsid="0058b364"/>
    </style:style>
    <style:style style:name="P55" style:family="paragraph" style:parent-style-name="Table_20_Contents">
      <style:text-properties officeooo:rsid="00597cc1" officeooo:paragraph-rsid="00597cc1"/>
    </style:style>
    <style:style style:name="P56" style:family="paragraph" style:parent-style-name="Table_20_Contents">
      <style:text-properties officeooo:rsid="005b4860" officeooo:paragraph-rsid="005b4860"/>
    </style:style>
    <style:style style:name="P57" style:family="paragraph" style:parent-style-name="Table_20_Contents">
      <style:text-properties officeooo:rsid="005d349d" officeooo:paragraph-rsid="005d349d"/>
    </style:style>
    <style:style style:name="P58" style:family="paragraph" style:parent-style-name="Table_20_Contents">
      <style:text-properties officeooo:rsid="005e625a" officeooo:paragraph-rsid="005e625a"/>
    </style:style>
    <style:style style:name="P59" style:family="paragraph" style:parent-style-name="Table_20_Contents">
      <style:text-properties officeooo:rsid="005f7054" officeooo:paragraph-rsid="005f7054"/>
    </style:style>
    <style:style style:name="P60" style:family="paragraph" style:parent-style-name="Table_20_Contents">
      <style:text-properties officeooo:rsid="0068eec0" officeooo:paragraph-rsid="0068eec0"/>
    </style:style>
    <style:style style:name="P61" style:family="paragraph" style:parent-style-name="Table_20_Contents">
      <style:text-properties officeooo:rsid="006da428" officeooo:paragraph-rsid="006da428"/>
    </style:style>
    <style:style style:name="P62" style:family="paragraph" style:parent-style-name="Table_20_Contents">
      <style:text-properties officeooo:rsid="0070af13" officeooo:paragraph-rsid="0070af13"/>
    </style:style>
    <style:style style:name="P63" style:family="paragraph" style:parent-style-name="Table_20_Contents">
      <style:text-properties officeooo:rsid="0071c3a0" officeooo:paragraph-rsid="0071c3a0"/>
    </style:style>
    <style:style style:name="P64" style:family="paragraph" style:parent-style-name="Table_20_Contents">
      <style:text-properties officeooo:rsid="0072b8d2" officeooo:paragraph-rsid="0072b8d2"/>
    </style:style>
    <style:style style:name="T1" style:family="text">
      <style:text-properties officeooo:rsid="0008d044"/>
    </style:style>
    <style:style style:name="T2" style:family="text">
      <style:text-properties style:font-name="Code"/>
    </style:style>
    <style:style style:name="T3" style:family="text">
      <style:text-properties style:font-name="Code" officeooo:rsid="0008d044"/>
    </style:style>
    <style:style style:name="T4" style:family="text">
      <style:text-properties style:font-name="Code" officeooo:rsid="0034845d"/>
    </style:style>
    <style:style style:name="T5" style:family="text">
      <style:text-properties style:font-name="Code" officeooo:rsid="004041c0"/>
    </style:style>
    <style:style style:name="T6" style:family="text">
      <style:text-properties style:font-name="Code" officeooo:rsid="003a38c7"/>
    </style:style>
    <style:style style:name="T7" style:family="text">
      <style:text-properties officeooo:rsid="000c2c71"/>
    </style:style>
    <style:style style:name="T8" style:family="text">
      <style:text-properties style:font-name="Norasi"/>
    </style:style>
    <style:style style:name="T9" style:family="text">
      <style:text-properties style:font-name="Norasi" officeooo:rsid="000e8ad8"/>
    </style:style>
    <style:style style:name="T10" style:family="text">
      <style:text-properties officeooo:rsid="000e8ad8"/>
    </style:style>
    <style:style style:name="T11" style:family="text">
      <style:text-properties officeooo:rsid="00118d24"/>
    </style:style>
    <style:style style:name="T12" style:family="text">
      <style:text-properties officeooo:rsid="001f78ba"/>
    </style:style>
    <style:style style:name="T13" style:family="text">
      <style:text-properties officeooo:rsid="001f9334"/>
    </style:style>
    <style:style style:name="T14" style:family="text">
      <style:text-properties officeooo:rsid="00225716"/>
    </style:style>
    <style:style style:name="T15" style:family="text">
      <style:text-properties officeooo:rsid="0022c796"/>
    </style:style>
    <style:style style:name="T16" style:family="text">
      <style:text-properties officeooo:rsid="00237bf2"/>
    </style:style>
    <style:style style:name="T17" style:family="text">
      <style:text-properties officeooo:rsid="00243f1a"/>
    </style:style>
    <style:style style:name="T18" style:family="text">
      <style:text-properties officeooo:rsid="0029715f"/>
    </style:style>
    <style:style style:name="T19" style:family="text">
      <style:text-properties officeooo:rsid="002d2bda"/>
    </style:style>
    <style:style style:name="T20" style:family="text">
      <style:text-properties officeooo:rsid="002dc7d5"/>
    </style:style>
    <style:style style:name="T21" style:family="text">
      <style:text-properties officeooo:rsid="002e860e"/>
    </style:style>
    <style:style style:name="T22" style:family="text">
      <style:text-properties officeooo:rsid="002f1f5e"/>
    </style:style>
    <style:style style:name="T23" style:family="text">
      <style:text-properties officeooo:rsid="003114d6"/>
    </style:style>
    <style:style style:name="T24" style:family="text">
      <style:text-properties officeooo:rsid="0034845d"/>
    </style:style>
    <style:style style:name="T25" style:family="text">
      <style:text-properties officeooo:rsid="003717b1"/>
    </style:style>
    <style:style style:name="T26" style:family="text">
      <style:text-properties officeooo:rsid="003a38c7"/>
    </style:style>
    <style:style style:name="T27" style:family="text">
      <style:text-properties officeooo:rsid="003bcf62"/>
    </style:style>
    <style:style style:name="T28" style:family="text">
      <style:text-properties officeooo:rsid="003db2e4"/>
    </style:style>
    <style:style style:name="T29" style:family="text">
      <style:text-properties officeooo:rsid="004041c0"/>
    </style:style>
    <style:style style:name="T30" style:family="text">
      <style:text-properties officeooo:rsid="00422826"/>
    </style:style>
    <style:style style:name="T31" style:family="text">
      <style:text-properties officeooo:rsid="0042c32f"/>
    </style:style>
    <style:style style:name="T32" style:family="text">
      <style:text-properties officeooo:rsid="0044856c"/>
    </style:style>
    <style:style style:name="T33" style:family="text">
      <style:text-properties officeooo:rsid="00474419"/>
    </style:style>
    <style:style style:name="T34" style:family="text">
      <style:text-properties style:font-name="Code"/>
    </style:style>
    <style:style style:name="T35" style:family="text">
      <style:text-properties style:font-name="Code" officeooo:rsid="007f6f44"/>
    </style:style>
    <style:style style:name="T36" style:family="text">
      <style:text-properties officeooo:rsid="00531e84"/>
    </style:style>
    <style:style style:name="T37" style:family="text">
      <style:text-properties officeooo:rsid="00569778"/>
    </style:style>
    <style:style style:name="T38" style:family="text">
      <style:text-properties officeooo:rsid="006210c7"/>
    </style:style>
    <style:style style:name="T39" style:family="text">
      <style:text-properties officeooo:rsid="0063c7b8"/>
    </style:style>
    <style:style style:name="T40" style:family="text">
      <style:text-properties officeooo:rsid="006557cc"/>
    </style:style>
    <style:style style:name="T41" style:family="text">
      <style:text-properties officeooo:rsid="006733fc"/>
    </style:style>
    <style:style style:name="T42" style:family="text">
      <style:text-properties officeooo:rsid="0069e96b"/>
    </style:style>
    <style:style style:name="T43" style:family="text">
      <style:text-properties officeooo:rsid="006f6198"/>
    </style:style>
    <style:style style:name="T44" style:family="text">
      <style:text-properties officeooo:rsid="00744399"/>
    </style:style>
    <style:style style:name="T45" style:family="text">
      <style:text-properties officeooo:rsid="0078b2c1"/>
    </style:style>
    <style:style style:name="T46" style:family="text">
      <style:text-properties officeooo:rsid="007c1410"/>
    </style:style>
    <style:style style:name="T47" style:family="text">
      <style:text-properties officeooo:rsid="007d5721"/>
    </style:style>
    <style:style style:name="T48" style:family="text">
      <style:text-properties officeooo:rsid="007f21c1"/>
    </style:style>
    <style:style style:name="T49" style:family="text">
      <style:text-properties officeooo:rsid="007f6f44"/>
    </style:style>
    <style:style style:name="T50" style:family="text">
      <style:text-properties officeooo:rsid="0083258d"/>
    </style:style>
    <style:style style:name="T51" style:family="text">
      <style:text-properties officeooo:rsid="0083362a"/>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bault Chatel</text:p>
      <text:p text:style-name="P1"/>
      <text:p text:style-name="P1">Parallel System – 2020/2021</text:p>
      <text:p text:style-name="P1"/>
      <text:p text:style-name="P2">Shared memory programming project based on Rust</text:p>
      <text:p text:style-name="P2"/>
      <text:p text:style-name="P2">Subject : Robot return to origin</text:p>
      <text:p text:style-name="P19">“There is a robot starting at position(0,0), the origin, on a 2D plane. Given a sequence of its moves judge if this robot ends up at (0,0) after it completes its moves.”</text:p>
      <text:p text:style-name="P20"/>
      <text:p text:style-name="P21">1) Sequential solution</text:p>
      <text:p text:style-name="P3"/>
      <text:p text:style-name="P4">A sequential solution of this problem corresponds to the <text:span text:style-name="T2">leetcode_accepted</text:span> function. The idea is, we iterate over the chars composing our string with the <text:span text:style-name="T2">chars()</text:span> method, <text:span text:style-name="T1">then we </text:span><text:span text:style-name="T3">map</text:span><text:span text:style-name="T1"> each direction (‘U’, ‘D’, ‘L’, ‘R’) to a shift in 2d plane coordinate (a tuple) like ‘U’ is mapped to (0,1). After that we </text:span><text:span text:style-name="T3">fold</text:span><text:span text:style-name="T1">, summing all the coordinates and we return true if the final coordinate is the origin.</text:span></text:p>
      <text:p text:style-name="P4"/>
      <text:p text:style-name="P15">2) Parallel solution</text:p>
      <text:p text:style-name="P5"/>
      <text:p text:style-name="P6">The first thing I did was to create a simple struct <text:span text:style-name="T2">Position</text:span> to replace the tuple I previously used. With that I implemented the <text:span text:style-name="T2">From&lt;char&gt;</text:span> and <text:span text:style-name="T2">Sum</text:span> traits to have a more concise code. To parallelize the previous code, int the new function <text:span text:style-name="T2">judge_circle</text:span>, I simply modified the <text:span text:style-name="T2">chars()</text:span> method by the one from rayon : <text:span text:style-name="T2">par_chars()</text:span>. I get a parallel iterator over the chars of the string. Using then the trait’s implementations, I mapped each char to a <text:span text:style-name="T2">Position</text:span> instance using <text:span text:style-name="T2">Position::from</text:span> and finally I simply have to call the <text:span text:style-name="T2">sum</text:span> operation.</text:p>
      <text:p text:style-name="P6"/>
      <text:p text:style-name="P16">3) Evaluation</text:p>
      <text:p text:style-name="P7"/>
      <text:p text:style-name="P7">I wrote a function <text:span text:style-name="T2">generate</text:span> in order to get random strings easily. For a moves of size 10_000, the sequential solution took 450 µs to compute the result. For the parallel solution, it depends of the number of threads allowed.</text:p>
      <text:p text:style-name="P8">With no specification on the number of threads rayon is allowed to use, when I did my measures, I got the result in 1.3 ms on average. Looking at file <text:span text:style-name="T9">xthreads.svg</text:span><text:span text:style-name="T10"> we can see that I use 3 threads. The figure doesn’t look so nice because threads steal half of the work so there is always a thread starving because they are 3, which ends up in too many steals, which delays the fallback to sequential and decreases the performance as we see on the right side of the image.</text:span></text:p>
      <text:p text:style-name="P9">Now with <text:span text:style-name="T2">RAYON_NUM_THREADS=2</text:span> we get a much nicer result, looking at file <text:span text:style-name="T8">2threads.svg</text:span> . The figure is well organized, there is only a kind of pause at the beginning that I don’t understand. The average time I get is <text:s/>900<text:span text:style-name="T7"> µs </text:span><text:span text:style-name="T11">so better than with 3 threads which could be counter intuitive without the explanation.</text:span></text:p>
      <text:p text:style-name="P10"/>
      <text:p text:style-name="P17">4) <text:span text:style-name="T17">F</text:span>urther evaluations</text:p>
      <text:p text:style-name="P11"/>
      <text:p text:style-name="P11">I did more measures in order to compare the sequential solution and the parallel one using 4 threads (I have 2 cores on my machine, using hyper threading).</text:p>
      <text:p text:style-name="P11"/>
      <text:p text:style-name="P12">Here are the results I got with the unit of time being ms :</text:p>
      <text:p text:style-name="P12"/>
      <text:p text:style-name="P12"/>
      <text:p text:style-name="P12"/>
      <table:table table:name="Table1" table:style-name="Table1">
        <table:table-column table:style-name="Table1.A" table:number-columns-repeated="3"/>
        <text:soft-page-break/>
        <table:table-row>
          <table:table-cell table:style-name="Table1.A1" office:value-type="string">
            <text:p text:style-name="P29">Size of the string</text:p>
          </table:table-cell>
          <table:table-cell table:style-name="Table1.A1" office:value-type="string">
            <text:p text:style-name="P29">seq</text:p>
          </table:table-cell>
          <table:table-cell table:style-name="Table1.A1" office:value-type="string">
            <text:p text:style-name="P29">par(4threads)</text:p>
          </table:table-cell>
        </table:table-row>
        <table:table-row>
          <table:table-cell table:style-name="Table1.A1" office:value-type="string">
            <text:p text:style-name="P29">50_000</text:p>
          </table:table-cell>
          <table:table-cell table:style-name="Table1.A1" office:value-type="string">
            <text:p text:style-name="P29">2</text:p>
          </table:table-cell>
          <table:table-cell table:style-name="Table1.A1" office:value-type="string">
            <text:p text:style-name="P30">2.1</text:p>
          </table:table-cell>
        </table:table-row>
        <table:table-row>
          <table:table-cell table:style-name="Table1.A1" office:value-type="string">
            <text:p text:style-name="P29">100_000</text:p>
          </table:table-cell>
          <table:table-cell table:style-name="Table1.A1" office:value-type="string">
            <text:p text:style-name="P30">4</text:p>
          </table:table-cell>
          <table:table-cell table:style-name="Table1.A1" office:value-type="string">
            <text:p text:style-name="P30">3.3</text:p>
          </table:table-cell>
        </table:table-row>
        <table:table-row>
          <table:table-cell table:style-name="Table1.A1" office:value-type="string">
            <text:p text:style-name="P29">300_000</text:p>
          </table:table-cell>
          <table:table-cell table:style-name="Table1.A1" office:value-type="string">
            <text:p text:style-name="P30">12</text:p>
          </table:table-cell>
          <table:table-cell table:style-name="Table1.A1" office:value-type="string">
            <text:p text:style-name="P30">9</text:p>
          </table:table-cell>
        </table:table-row>
        <table:table-row>
          <table:table-cell table:style-name="Table1.A1" office:value-type="string">
            <text:p text:style-name="P29">500_000</text:p>
          </table:table-cell>
          <table:table-cell table:style-name="Table1.A1" office:value-type="string">
            <text:p text:style-name="P30">20</text:p>
          </table:table-cell>
          <table:table-cell table:style-name="Table1.A1" office:value-type="string">
            <text:p text:style-name="P30">14</text:p>
          </table:table-cell>
        </table:table-row>
      </table:table>
      <text:p text:style-name="P12"/>
      <text:p text:style-name="P13"><text:span text:style-name="T14">(</text:span><text:span text:style-name="T15">a </text:span>visualization of the parallel execution for the size 300_00 is available looking at the file <text:span text:style-name="T8">4threads.svg</text:span><text:span text:style-name="T14">)</text:span></text:p>
      <text:p text:style-name="P13"/>
      <text:p text:style-name="P14">Another visualization of these results would be : </text:p>
      <text:p text:style-name="P14"/>
      <text:p text:style-name="P14"><draw:frame draw:style-name="fr1" draw:name="Object1" text:anchor-type="char" svg:x="0.5425in" svg:y="0.1752in" svg:width="5.6083in" svg:height="3.0091in" draw:z-index="0"><draw:object xlink:href="./Object 1" xlink:type="simple" xlink:show="embed" xlink:actuate="onLoad"/><draw:image xlink:href="./ObjectReplacements/Object 1" xlink:type="simple" xlink:show="embed" xlink:actuate="onLoad"/></draw:frame></text:p>
      <text:p text:style-name="P14"/>
      <text:p text:style-name="P22">We see that both of these curves seem linear, <text:span text:style-name="T13">the sequential curve having a higher slope than the parallel one. </text:span><text:span text:style-name="T12">The bigger the input, the </text:span><text:span text:style-name="T16">better </text:span><text:span text:style-name="T12">our parallel solution is compared to the sequential one, </text:span><text:span text:style-name="T18">in terms of speed of execution.</text:span></text:p>
      <text:p text:style-name="P22"/>
      <text:p text:style-name="P18">5) Improvement of the parallel solution</text:p>
      <text:p text:style-name="P23"/>
      <text:p text:style-name="P24"><text:span text:style-name="T19">Let’s consider</text:span> a string full of ‘<text:span text:style-name="T22">U</text:span>’. A smart algorithm would, after having processed half<text:span text:style-name="T19">+1 </text:span>of the string, <text:span text:style-name="T19">stop </text:span><text:span text:style-name="T20">as it is impossible, given the number of moves left (half-1) and the </text:span><text:span text:style-name="T21">location of</text:span><text:span text:style-name="T20"> the robot, to go back to origin. </text:span><text:span text:style-name="T23">With our current implementation there is no such behavior, the whole string is processed.</text:span></text:p>
      <text:p text:style-name="P25">The ambition of the function <text:span text:style-name="T2">early_stop</text:span> is to make this <text:span text:style-name="T24">behavior possible while being parallel and having similar performances as </text:span><text:span text:style-name="T4">judge_circle</text:span><text:span text:style-name="T24">. Let’s describe this new function.</text:span></text:p>
      <text:p text:style-name="P26">We will use 4 atomic variables to help us keep track of the need or not to continue the processing of the string. The 4 variables are :</text:p>
      <text:list xml:id="list1509287240" text:style-name="L1">
        <text:list-item>
          <text:p text:style-name="P31">keep_going : an <text:span text:style-name="T2">AtomicBool</text:span> set by default to true, if its value is false we should not waste anymore time processing the string</text:p>
        </text:list-item>
        <text:list-item>
          <text:p text:style-name="P31">x and y : <text:span text:style-name="T26">two </text:span><text:span text:style-name="T2">AtomicI32</text:span>, representing our current position <text:span text:style-name="T25">in the 2D plane, </text:span><text:span text:style-name="T26">starting (0,0)</text:span></text:p>
        </text:list-item>
        <text:list-item>
          <text:p text:style-name="P32">remaining_size : <text:span text:style-name="T26">an </text:span><text:span text:style-name="T6">AtomicUsize</text:span><text:span text:style-name="T26"> set by default to the </text:span><text:span text:style-name="T27">length of the input string, </text:span><text:span text:style-name="T28">representing the number of char in the string not processed yet</text:span></text:p>
        </text:list-item>
      </text:list>
      <text:p text:style-name="P27">With these, <text:span text:style-name="T29">we use our </text:span><text:span text:style-name="T30">recursive</text:span><text:span text:style-name="T29"> function </text:span><text:span text:style-name="T5">tool</text:span><text:span text:style-name="T29"> which:</text:span></text:p>
      <text:list xml:id="list2234188273" text:style-name="L2">
        <text:list-item>
          <text:p text:style-name="P33">If keep_going is false doesn’t do anything</text:p>
        </text:list-item>
        <text:list-item>
          <text:p text:style-name="P33">Else</text:p>
          <text:list>
            <text:list-item>
              <text:p text:style-name="P33"><text:soft-page-break/>If len of the input string<text:span text:style-name="T30">&lt;=20_000 we process the whole string input sequentially, we get (dx,dy). </text:span><text:span text:style-name="T31">After that according to x+dx y+dy and remaining_size we update keep_going</text:span></text:p>
            </text:list-item>
            <text:list-item>
              <text:p text:style-name="P34">Else we cut the input string in half <text:span text:style-name="T32">and do our recursive calls using join</text:span></text:p>
            </text:list-item>
          </text:list>
        </text:list-item>
      </text:list>
      <text:p text:style-name="P28">We return at the end of <text:span text:style-name="T2">early_stop</text:span> the boolean <text:span text:style-name="T2">x==0 and y==0</text:span>.</text:p>
      <text:p text:style-name="P36"/>
      <text:p text:style-name="P42">Let’s evaluate this new function.</text:p>
      <text:p text:style-name="P42"/>
      <text:p text:style-name="P43">First for random string<text:span text:style-name="T37">s :</text:span></text:p>
      <text:p text:style-name="P43"/>
      <table:table table:name="Table2" table:style-name="Table2">
        <table:table-column table:style-name="Table2.A" table:number-columns-repeated="4"/>
        <table:table-row>
          <table:table-cell table:style-name="Table2.A1" office:value-type="string">
            <text:p text:style-name="P51">Size of input</text:p>
          </table:table-cell>
          <table:table-cell table:style-name="Table2.A1" office:value-type="string">
            <text:p text:style-name="P51">seq</text:p>
          </table:table-cell>
          <table:table-cell table:style-name="Table2.A1" office:value-type="string">
            <text:p text:style-name="P51">par(4threads)</text:p>
          </table:table-cell>
          <table:table-cell table:style-name="Table2.D1" office:value-type="string">
            <text:p text:style-name="P51">early_stop(4threads)</text:p>
          </table:table-cell>
        </table:table-row>
        <table:table-row>
          <table:table-cell table:style-name="Table2.A2" office:value-type="string">
            <text:p text:style-name="P51">50_000</text:p>
          </table:table-cell>
          <table:table-cell table:style-name="Table2.A2" office:value-type="string">
            <text:p text:style-name="P51">2</text:p>
          </table:table-cell>
          <table:table-cell table:style-name="Table2.A2" office:value-type="string">
            <text:p text:style-name="P51">2.1</text:p>
          </table:table-cell>
          <table:table-cell table:style-name="Table2.D2" office:value-type="string">
            <text:p text:style-name="P52">2.2</text:p>
          </table:table-cell>
        </table:table-row>
        <table:table-row>
          <table:table-cell table:style-name="Table2.A2" office:value-type="string">
            <text:p text:style-name="P51">100_000</text:p>
          </table:table-cell>
          <table:table-cell table:style-name="Table2.A2" office:value-type="string">
            <text:p text:style-name="P51">4</text:p>
          </table:table-cell>
          <table:table-cell table:style-name="Table2.A2" office:value-type="string">
            <text:p text:style-name="P51">3.3</text:p>
          </table:table-cell>
          <table:table-cell table:style-name="Table2.D2" office:value-type="string">
            <text:p text:style-name="P53">3.6</text:p>
          </table:table-cell>
        </table:table-row>
        <table:table-row>
          <table:table-cell table:style-name="Table2.A2" office:value-type="string">
            <text:p text:style-name="P51">300_000</text:p>
          </table:table-cell>
          <table:table-cell table:style-name="Table2.A2" office:value-type="string">
            <text:p text:style-name="P51">12</text:p>
          </table:table-cell>
          <table:table-cell table:style-name="Table2.A2" office:value-type="string">
            <text:p text:style-name="P51">9</text:p>
          </table:table-cell>
          <table:table-cell table:style-name="Table2.D2" office:value-type="string">
            <text:p text:style-name="P54">9.3</text:p>
          </table:table-cell>
        </table:table-row>
        <table:table-row>
          <table:table-cell table:style-name="Table2.A2" office:value-type="string">
            <text:p text:style-name="P51">500_000</text:p>
          </table:table-cell>
          <table:table-cell table:style-name="Table2.A2" office:value-type="string">
            <text:p text:style-name="P51">20</text:p>
          </table:table-cell>
          <table:table-cell table:style-name="Table2.A2" office:value-type="string">
            <text:p text:style-name="P51">14</text:p>
          </table:table-cell>
          <table:table-cell table:style-name="Table2.D2" office:value-type="string">
            <text:p text:style-name="P54">14</text:p>
          </table:table-cell>
        </table:table-row>
      </table:table>
      <text:p text:style-name="P43"/>
      <text:p text:style-name="P44">Now for a string full of ‘U’ :</text:p>
      <text:p text:style-name="P44"/>
      <table:table table:name="Table3" table:style-name="Table3">
        <table:table-column table:style-name="Table3.A" table:number-columns-repeated="4"/>
        <table:table-row>
          <table:table-cell table:style-name="Table3.A1" office:value-type="string">
            <text:p text:style-name="P55">Size of input</text:p>
          </table:table-cell>
          <table:table-cell table:style-name="Table3.A1" office:value-type="string">
            <text:p text:style-name="P55">seq</text:p>
          </table:table-cell>
          <table:table-cell table:style-name="Table3.A1" office:value-type="string">
            <text:p text:style-name="P55">par(4threads)</text:p>
          </table:table-cell>
          <table:table-cell table:style-name="Table3.D1" office:value-type="string">
            <text:p text:style-name="P55">early_stop(4threads)</text:p>
          </table:table-cell>
        </table:table-row>
        <table:table-row>
          <table:table-cell table:style-name="Table3.A2" office:value-type="string">
            <text:p text:style-name="P55">50_000</text:p>
          </table:table-cell>
          <table:table-cell table:style-name="Table3.A2" office:value-type="string">
            <text:p text:style-name="P62">1.7</text:p>
          </table:table-cell>
          <table:table-cell table:style-name="Table3.A2" office:value-type="string">
            <text:p text:style-name="P63">1.9</text:p>
          </table:table-cell>
          <table:table-cell table:style-name="Table3.D2" office:value-type="string">
            <text:p text:style-name="P56">1.8</text:p>
          </table:table-cell>
        </table:table-row>
        <table:table-row>
          <table:table-cell table:style-name="Table3.A2" office:value-type="string">
            <text:p text:style-name="P55">100_000</text:p>
          </table:table-cell>
          <table:table-cell table:style-name="Table3.A2" office:value-type="string">
            <text:p text:style-name="P61">3.5</text:p>
          </table:table-cell>
          <table:table-cell table:style-name="Table3.A2" office:value-type="string">
            <text:p text:style-name="P55">3.3</text:p>
          </table:table-cell>
          <table:table-cell table:style-name="Table3.D2" office:value-type="string">
            <text:p text:style-name="P57">3</text:p>
          </table:table-cell>
        </table:table-row>
        <table:table-row>
          <table:table-cell table:style-name="Table3.A2" office:value-type="string">
            <text:p text:style-name="P55">300_000</text:p>
          </table:table-cell>
          <table:table-cell table:style-name="Table3.A2" office:value-type="string">
            <text:p text:style-name="P55">1<text:span text:style-name="T42">0.</text:span><text:span text:style-name="T43">3</text:span></text:p>
          </table:table-cell>
          <table:table-cell table:style-name="Table3.A2" office:value-type="string">
            <text:p text:style-name="P64">8.3</text:p>
          </table:table-cell>
          <table:table-cell table:style-name="Table3.D2" office:value-type="string">
            <text:p text:style-name="P58">5.9</text:p>
          </table:table-cell>
        </table:table-row>
        <table:table-row>
          <table:table-cell table:style-name="Table3.A2" office:value-type="string">
            <text:p text:style-name="P55">500_000</text:p>
          </table:table-cell>
          <table:table-cell table:style-name="Table3.A2" office:value-type="string">
            <text:p text:style-name="P60">18</text:p>
          </table:table-cell>
          <table:table-cell table:style-name="Table3.A2" office:value-type="string">
            <text:p text:style-name="P55">1<text:span text:style-name="T44">3.8</text:span></text:p>
          </table:table-cell>
          <table:table-cell table:style-name="Table3.D2" office:value-type="string">
            <text:p text:style-name="P59">8.7</text:p>
          </table:table-cell>
        </table:table-row>
      </table:table>
      <text:p text:style-name="P44"/>
      <text:p text:style-name="P45">We clearly see an improvement where we expected it, so our ambition is fulfilled ! Also we see that in the general case we don’t loose that much <text:span text:style-name="T38">of performance, maybe adopting another policy for the sequential fallback would increase the performance and make us as fast as the parallel solution </text:span><text:span text:style-name="T39">(we could use the </text:span><text:span text:style-name="T40">join_context function to do so) .</text:span></text:p>
      <text:p text:style-name="P36"/>
      <text:p text:style-name="P37"><text:span text:style-name="T41">Another remark : m</text:span>aybe we could improve the performance using a smarter choice of <text:span text:style-name="T2">Ordering</text:span> in our <text:span text:style-name="T2">Atomics</text:span> but I don’t have the knowledge right now.</text:p>
      <text:p text:style-name="P37"/>
      <text:p text:style-name="P41">6) Possible problem due to <text:span text:style-name="T2">Atomics</text:span></text:p>
      <text:p text:style-name="P38"/>
      <text:p text:style-name="P38">Let’s consider the following case : </text:p>
      <text:p text:style-name="P38"/>
      <text:p text:style-name="P46">x=0 ; y=0 ; remaining_size=10 ; and we have 2 threads which own :</text:p>
      <text:p text:style-name="P46"/>
      <text:p text:style-name="P46">t1<text:tab/><text:tab/><text:tab/><text:tab/>t2</text:p>
      <text:p text:style-name="P46">len=4 ; dx,dy=(4,0)<text:tab/><text:tab/>len=4 ; dx,dy=(-4,0)</text:p>
      <text:p text:style-name="P47">and let’s consider this order of operation<text:span text:style-name="T45">s</text:span> :</text:p>
      <text:p text:style-name="P47"/>
      <text:p text:style-name="P48">l.79</text:p>
      <text:p text:style-name="P48">l.84</text:p>
      <text:p text:style-name="P49">l.85</text:p>
      <text:p text:style-name="P49">x=0 ; y=0 ; remaining_size=6</text:p>
      <text:p text:style-name="P49"><text:tab/><text:tab/><text:tab/><text:tab/>l.79</text:p>
      <text:p text:style-name="P49"><text:tab/><text:tab/><text:tab/><text:tab/>l.80</text:p>
      <text:p text:style-name="P49"><text:tab/><text:tab/><text:tab/><text:tab/>l.81 ← WRONG</text:p>
      <text:p text:style-name="P50"><text:soft-page-break/>(<text:span text:style-name="T47">l.X = line number X </text:span>in the src/main.rs file<text:span text:style-name="T46">)</text:span></text:p>
      <text:p text:style-name="P39"/>
      <text:p text:style-name="P40">We see that this is problematic and can happen (or maybe the Ordering I used prevent this behavior to happen but I am not sure). <text:span text:style-name="T48">I could put the </text:span><text:span text:style-name="T49">2 </text:span><text:span text:style-name="T35">fetch_add()</text:span><text:span text:style-name="T49"> lines before the </text:span><text:span text:style-name="T35">remaining_size.fetch_sub()</text:span><text:span text:style-name="T49"> one but I think we could find another example of this kind.</text:span></text:p>
      <text:p text:style-name="P40">The solution <text:span text:style-name="T36">for this </text:span>would be to wrap the whole x,y and remaining_size inside a Mutex and like that we would make the previous case impossible.</text:p>
      <text:p text:style-name="P28"/>
      <text:p text:style-name="P28"><text:span text:style-name="T33"><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de" svg:font-family="Code"/>
    <style:font-face style:name="Lohit Devanagari1" svg:font-family="'Lohit Devanagari'"/>
    <style:font-face style:name="Norasi" svg:font-family="Nora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9T21:33:40.317506936</meta:creation-date>
    <meta:generator>LibreOffice/6.4.6.2$Linux_X86_64 LibreOffice_project/40$Build-2</meta:generator>
    <dc:date>2020-11-21T10:43:31.381513192</dc:date>
    <meta:editing-duration>PT4H17M14S</meta:editing-duration>
    <meta:editing-cycles>125</meta:editing-cycles>
    <meta:document-statistic meta:table-count="3" meta:image-count="0" meta:object-count="1" meta:page-count="4" meta:paragraph-count="109" meta:word-count="1077" meta:character-count="5978" meta:non-whitespace-character-count="4995"/>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244cm" svg:height="7.642cm" xlink:href="." xlink:type="simple" chart:class="chart:scatter" chart:style-name="ch1">
        <chart:title svg:x="2.237cm" svg:y="0.288cm" chart:style-name="ch2">
          <text:p>Time of execution against size of the input string</text:p>
        </chart:title>
        <chart:legend chart:legend-position="end" svg:x="11.928cm" svg:y="3.273cm" style:legend-expansion="high" chart:style-name="ch3"/>
        <chart:plot-area chart:style-name="ch4" chart:data-source-has-labels="both" svg:x="1.295cm" svg:y="1.219cm" svg:width="10.349cm" svg:height="5.29cm">
          <chartooo:coordinate-region svg:x="1.916cm" svg:y="1.418cm" svg:width="9.171cm" svg:height="4.444cm"/>
          <chart:axis chart:dimension="x" chart:name="primary-x" chart:style-name="ch5" chartooo:axis-type="auto">
            <chart:title svg:x="4.824cm" svg:y="6.661cm" chart:style-name="ch6">
              <text:p>Size of the input string</text:p>
            </chart:title>
            <chart:categories table:cell-range-address="local-table.$A$2:.$A$5"/>
          </chart:axis>
          <chart:axis chart:dimension="y" chart:name="primary-y" chart:style-name="ch5">
            <chart:title svg:x="0.451cm" svg:y="5.548cm" chart:style-name="ch7">
              <text:p>Time of execution (m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sequential</text:p>
              </table:table-cell>
              <table:table-cell office:value-type="string">
                <text:p>parallel</text:p>
              </table:table-cell>
            </table:table-row>
          </table:table-header-rows>
          <table:table-rows>
            <table:table-row>
              <table:table-cell office:value-type="string">
                <text:p>1</text:p>
              </table:table-cell>
              <table:table-cell office:value-type="float" office:value="50000">
                <text:p>50000</text:p>
              </table:table-cell>
              <table:table-cell office:value-type="float" office:value="2">
                <text:p>2</text:p>
              </table:table-cell>
              <table:table-cell office:value-type="float" office:value="2.1">
                <text:p>2.1</text:p>
              </table:table-cell>
            </table:table-row>
            <table:table-row>
              <table:table-cell office:value-type="string">
                <text:p>2</text:p>
              </table:table-cell>
              <table:table-cell office:value-type="float" office:value="100000">
                <text:p>100000</text:p>
              </table:table-cell>
              <table:table-cell office:value-type="float" office:value="4">
                <text:p>4</text:p>
              </table:table-cell>
              <table:table-cell office:value-type="float" office:value="3.3">
                <text:p>3.3</text:p>
              </table:table-cell>
            </table:table-row>
            <table:table-row>
              <table:table-cell office:value-type="string">
                <text:p>3</text:p>
              </table:table-cell>
              <table:table-cell office:value-type="float" office:value="300000">
                <text:p>300000</text:p>
              </table:table-cell>
              <table:table-cell office:value-type="float" office:value="12">
                <text:p>12</text:p>
              </table:table-cell>
              <table:table-cell office:value-type="float" office:value="9">
                <text:p>9</text:p>
              </table:table-cell>
            </table:table-row>
            <table:table-row>
              <table:table-cell office:value-type="string">
                <text:p>4</text:p>
              </table:table-cell>
              <table:table-cell office:value-type="float" office:value="500000">
                <text:p>500000</text:p>
              </table:table-cell>
              <table:table-cell office:value-type="float" office:value="20">
                <text:p>20</text:p>
              </table:table-cell>
              <table:table-cell office:value-type="float" office:value="14">
                <text:p>14</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